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</style:style>
    <style:style style:name="ce2" style:family="table-cell" style:parent-style-name="Default">
      <style:table-cell-properties fo:background-color="#23ff23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94bd5e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23ff23"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1" table:default-cell-style-name="ce3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For register 6e/6f Tx Data Ra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baud</text:p>
          </table:table-cell>
          <table:table-cell office:value-type="string">
            <text:p>divisor</text:p>
          </table:table-cell>
          <table:table-cell office:value-type="string">
            <text:p>divisor, hex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1200">
            <text:p>1200</text:p>
          </table:table-cell>
          <table:table-cell table:style-name="ce1" table:formula="of:=INT(([.D5]/1000)*(2^21)/1000)" office:value-type="float" office:value="2516">
            <text:p>2516</text:p>
          </table:table-cell>
          <table:table-cell table:style-name="ce4" table:formula="of:=BASE([.E5];16;4)" office:value-type="string" office:string-value="09D4">
            <text:p>09D4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2400">
            <text:p>2400</text:p>
          </table:table-cell>
          <table:table-cell table:style-name="ce1" table:formula="of:=INT(([.D6]/1000)*(2^21)/1000)" office:value-type="float" office:value="5033">
            <text:p>5033</text:p>
          </table:table-cell>
          <table:table-cell table:style-name="ce4" table:formula="of:=BASE([.E6];16;4)" office:value-type="string" office:string-value="13A9">
            <text:p>13A9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4800">
            <text:p>4800</text:p>
          </table:table-cell>
          <table:table-cell table:style-name="ce1" table:formula="of:=INT(([.D7]/1000)*(2^21)/1000)" office:value-type="float" office:value="10066">
            <text:p>10066</text:p>
          </table:table-cell>
          <table:table-cell table:style-name="ce4" table:formula="of:=BASE([.E7];16;4)" office:value-type="string" office:string-value="2752">
            <text:p>2752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9600">
            <text:p>9600</text:p>
          </table:table-cell>
          <table:table-cell table:style-name="ce1" table:formula="of:=INT(([.D8]/1000)*(2^21)/1000)" office:value-type="float" office:value="20132">
            <text:p>20132</text:p>
          </table:table-cell>
          <table:table-cell table:style-name="ce4" table:formula="of:=BASE([.E8];16;4)" office:value-type="string" office:string-value="4EA4">
            <text:p>4EA4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40000">
            <text:p>40000</text:p>
          </table:table-cell>
          <table:table-cell table:style-name="ce2" table:formula="of:=INT(([.D9]/1000)*(2^16)/1000)" office:value-type="float" office:value="2621">
            <text:p>2621</text:p>
          </table:table-cell>
          <table:table-cell table:style-name="ce5" table:formula="of:=BASE([.E9];16;4)" office:value-type="string" office:string-value="0A3D">
            <text:p>0A3D</text:p>
          </table:table-cell>
          <table:table-cell office:value-type="string">
            <text:p>data rates above 30k</text:p>
          </table:table-cell>
        </table:table-row>
        <table:table-row table:style-name="ro1">
          <table:table-cell table:number-columns-repeated="3"/>
          <table:table-cell table:style-name="ce2" office:value-type="float" office:value="57600">
            <text:p>57600</text:p>
          </table:table-cell>
          <table:table-cell table:style-name="ce2" table:formula="of:=INT(([.D10]/1000)*(2^16)/1000)" office:value-type="float" office:value="3774">
            <text:p>3774</text:p>
          </table:table-cell>
          <table:table-cell table:style-name="ce5" table:formula="of:=BASE([.E10];16;4)" office:value-type="string" office:string-value="0EBE">
            <text:p>0EB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64000">
            <text:p>64000</text:p>
          </table:table-cell>
          <table:table-cell table:style-name="ce2" table:formula="of:=INT(([.D11]/1000)*(2^16)/1000)" office:value-type="float" office:value="4194">
            <text:p>4194</text:p>
          </table:table-cell>
          <table:table-cell table:style-name="ce5" table:formula="of:=BASE([.E11];16;4)" office:value-type="string" office:string-value="1062">
            <text:p>1062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96000">
            <text:p>96000</text:p>
          </table:table-cell>
          <table:table-cell table:style-name="ce2" table:formula="of:=INT(([.D12]/1000)*(2^16)/1000)" office:value-type="float" office:value="6291">
            <text:p>6291</text:p>
          </table:table-cell>
          <table:table-cell table:style-name="ce5" table:formula="of:=BASE([.E12];16;4)" office:value-type="string" office:string-value="1893">
            <text:p>1893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00000">
            <text:p>100000</text:p>
          </table:table-cell>
          <table:table-cell table:style-name="ce2" table:formula="of:=INT(([.D13]/1000)*(2^16)/1000)" office:value-type="float" office:value="6553">
            <text:p>6553</text:p>
          </table:table-cell>
          <table:table-cell table:style-name="ce5" table:formula="of:=BASE([.E13];16;4)" office:value-type="string" office:string-value="1999">
            <text:p>1999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28000">
            <text:p>128000</text:p>
          </table:table-cell>
          <table:table-cell table:style-name="ce2" table:formula="of:=INT(([.D14]/1000)*(2^16)/1000)" office:value-type="float" office:value="8388">
            <text:p>8388</text:p>
          </table:table-cell>
          <table:table-cell table:style-name="ce5" table:formula="of:=BASE([.E14];16;4)" office:value-type="string" office:string-value="20C4">
            <text:p>20C4</text:p>
          </table:table-cell>
          <table:table-cell/>
        </table:table-row>
        <table:table-row table:style-name="ro1" table:number-rows-repeated="6552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3">12/03/2009</text:date>, <text:time>14:5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3T14:55:10</meta:creation-date>
    <meta:editing-duration>PT00H00M00S</meta:editing-duration>
    <meta:editing-cycles>1</meta:editing-cycles>
    <meta:generator>OpenOffice.org/3.0$Unix OpenOffice.org_project/300m9$Build-9358</meta:generator>
    <meta:document-statistic meta:table-count="3" meta:cell-count="35" meta:object-count="0"/>
    <meta:user-defined meta:name="Info 1"/>
    <meta:user-defined meta:name="Info 2"/>
    <meta:user-defined meta:name="Info 3"/>
    <meta:user-defined meta:name="Info 4"/>
  </office:meta>
</office:document-meta>
</file>